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 que he incluit tot el que es demanaba i està pujat a github i al sevidor dawjavi, crec que la meva puntuació es un 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6T15:27:14.30</meta:creation-date>
    <dc:date>2020-10-26T15:28:35.23</dc:date>
    <meta:editing-duration>PT1M20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" meta:word-count="26" meta:character-count="121"/>
  </office:meta>
</office:document-meta>
</file>